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88ec" officeooo:paragraph-rsid="000288ec"/>
    </style:style>
    <style:style style:name="P2" style:family="paragraph" style:parent-style-name="Standard">
      <style:paragraph-properties fo:text-align="center" style:justify-single-word="false"/>
      <style:text-properties officeooo:rsid="000288ec" officeooo:paragraph-rsid="000288ec"/>
    </style:style>
    <style:style style:name="P3" style:family="paragraph" style:parent-style-name="Standard">
      <style:text-properties fo:font-style="italic" officeooo:rsid="000288ec" officeooo:paragraph-rsid="000288ec" style:font-style-asian="italic" style:font-style-complex="italic"/>
    </style:style>
    <style:style style:name="P4" style:family="paragraph" style:parent-style-name="Standard">
      <style:text-properties officeooo:rsid="00032aae" officeooo:paragraph-rsid="00032aae"/>
    </style:style>
    <style:style style:name="P5" style:family="paragraph" style:parent-style-name="Standard">
      <style:text-properties officeooo:rsid="00032aae" officeooo:paragraph-rsid="0004da42"/>
    </style:style>
    <style:style style:name="P6" style:family="paragraph" style:parent-style-name="Standard">
      <style:text-properties officeooo:rsid="0004da42" officeooo:paragraph-rsid="0004da42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0288ec"/>
    </style:style>
    <style:style style:name="T2" style:family="text">
      <style:text-properties officeooo:rsid="00032aae"/>
    </style:style>
    <style:style style:name="T3" style:family="text">
      <style:text-properties officeooo:rsid="0004da42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32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n-Composition of XOR Trick</text:p>
      <text:p text:style-name="P2">by Sven Nilsen, 2020</text:p>
      <text:p text:style-name="P1"/>
      <text:p text:style-name="P3">In this paper I show that the Abstract Transport XOR Trick can not be composed.</text:p>
      <text:p text:style-name="P1"/>
      <text:p text:style-name="P1">The following is a proof in Path Semantical Logic<text:span text:style-name="T5"><text:reference-ref text:reference-format="text" text:ref-name="path semantical logic">[1]</text:reference-ref></text:span>, <text:span text:style-name="T2">using Abstract Transport XOR Trick</text:span><text:span text:style-name="T6"><text:reference-ref text:reference-format="text" text:ref-name="abstract transport xor trick">[2]</text:reference-ref></text:span>:</text:p>
      <text:p text:style-name="P1"/>
      <text:p text:style-name="P1"><text:tab/>(a, b, c) (A, B, C)</text:p>
      <text:p text:style-name="P1"><text:tab/>a ⊻ b, a(A), b(B), c(C) <text:s/>=&gt; <text:s/>C</text:p>
      <text:p text:style-name="P1"/>
      <text:p text:style-name="P1">Where the tuple `(a, b, c)` has level 1 and the tuple `(A, B, C)` has level 0.</text:p>
      <text:p text:style-name="P1">The notation `a(A)` means `a=&gt;A` where `A` is at a lower level.</text:p>
      <text:p text:style-name="P1"/>
      <text:p text:style-name="P1">The problem is that `C` is provable without providing any evidence of `c`.</text:p>
      <text:p text:style-name="P4">Any proposition in level 0 that is associated with some proposition in level 1,</text:p>
      <text:p text:style-name="P4">that is neither `a` or `b`, will collapse to `true`.</text:p>
      <text:p text:style-name="P4"/>
      <text:p text:style-name="P4">One can include `c` and `C` into the non-collapsing region by using <text:span text:style-name="T3">OR</text:span>:</text:p>
      <text:p text:style-name="P4"/>
      <text:p text:style-name="P4"><text:tab/>(<text:span text:style-name="T1">a ⊻ b</text:span>) ∨ (b<text:span text:style-name="T1"> ⊻ </text:span>c)</text:p>
      <text:p text:style-name="P4"/>
      <text:p text:style-name="P4">However, if one attempts to use AND:</text:p>
      <text:p text:style-name="P4"/>
      <text:p text:style-name="P4"><text:tab/>(<text:span text:style-name="T1">a ⊻ b</text:span>) ∧ (b<text:span text:style-name="T1"> ⊻ </text:span>c)</text:p>
      <text:p text:style-name="P4"/>
      <text:p text:style-name="P4">One can prove:</text:p>
      <text:p text:style-name="P4"/>
      <text:p text:style-name="P5"><text:tab/><text:span text:style-name="T3">A </text:span>∧ <text:span text:style-name="T3">C</text:span></text:p>
      <text:p text:style-name="P5"/>
      <text:p text:style-name="P6">Therefore, AND is too strong to avoid collapse, while OR is too weak to use as composition.</text:p>
      <text:p text:style-name="P6"/>
      <text:h text:style-name="P7" text:outline-level="3">References:</text:h>
      <text:p text:style-name="P6"/>
      <text:p text:style-name="P6"><text:reference-mark-start text:name="path semantical logic"/>[1]<text:reference-mark-end text:name="path semantical logic"/><text:tab/>“Path Semantical Logic”</text:p>
      <text:p text:style-name="P6"><text:tab/>AdvancedResearch, reading sequence on Path Semantical Logic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6"/>
      <text:p text:style-name="P6"><text:reference-mark-start text:name="abstract transport xor trick"/>[2]<text:reference-mark-end text:name="abstract transport xor trick"/><text:tab/>“Abstract Transport XOR Trick”</text:p>
      <text:p text:style-name="P6"><text:tab/>Sven Nilsen, 2020</text:p>
      <text:p text:style-name="P6"><text:tab/><text:a xlink:type="simple" xlink:href="https://github.com/advancedresearch/path_semantics/blob/master/papers-wip/abstract-transport-xor-trick.pdf" text:style-name="Internet_20_link" text:visited-style-name="Visited_20_Internet_20_Link"><text:span text:style-name="T4">https://github.com/advancedresearch/path_semantics/blob/master/papers-wip/abstract-transport-xor-trick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42:29.414951000</meta:creation-date>
    <dc:date>2020-09-05T13:14:40.477700000</dc:date>
    <meta:editing-duration>P0D</meta:editing-duration>
    <meta:editing-cycles>1</meta:editing-cycles>
    <meta:document-statistic meta:table-count="0" meta:image-count="0" meta:object-count="0" meta:page-count="2" meta:paragraph-count="25" meta:word-count="197" meta:character-count="1225" meta:non-whitespace-character-count="1042"/>
    <meta:generator>LibreOffice/5.1.2.2$MacOSX_X86_64 LibreOffice_project/d3bf12ecb743fc0d20e0be0c58ca359301eb705f</meta:generator>
  </office:meta>
</office:document-meta>
</file>